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_20_text">
      <style:paragraph-properties fo:margin-left="0cm" fo:margin-right="0cm" fo:orphans="2" fo:widows="2" fo:text-indent="0cm" style:auto-text-indent="false"/>
    </style:style>
    <style:style style:name="P2" style:family="paragraph" style:parent-style-name="Normal">
      <style:text-properties style:font-name="Arial" fo:font-size="10pt" fo:font-weight="bold" style:font-size-asian="10pt" style:font-weight-asian="bold" style:font-size-complex="10pt" style:font-weight-complex="bold"/>
    </style:style>
    <style:style style:name="P3" style:family="paragraph" style:parent-style-name="Normal">
      <style:text-properties style:font-name="Arial" fo:font-size="10pt" style:font-size-asian="10pt" style:font-size-complex="10pt"/>
    </style:style>
    <style:style style:name="P4" style:family="paragraph" style:parent-style-name="Normal" style:list-style-name="L1">
      <style:text-properties style:font-name="Arial" fo:font-size="10pt" style:font-size-asian="10pt" style:font-size-complex="10pt"/>
    </style:style>
    <style:style style:name="P5" style:family="paragraph" style:parent-style-name="Normal" style:list-style-name="L2">
      <style:text-properties style:font-name="Arial" fo:font-size="10pt" style:font-size-asian="10pt" style:font-size-complex="10pt"/>
    </style:style>
    <style:style style:name="P6" style:family="paragraph" style:parent-style-name="Normal">
      <style:paragraph-properties fo:text-align="start" style:justify-single-word="false"/>
      <style:text-properties style:font-name="Arial" fo:font-size="10pt" style:font-size-asian="10pt" style:font-size-complex="10pt"/>
    </style:style>
    <style:style style:name="P7" style:family="paragraph" style:parent-style-name="Normal" style:list-style-name="L3">
      <style:paragraph-properties fo:text-align="start" style:justify-single-word="false"/>
      <style:text-properties style:font-name="Arial" fo:font-size="10pt" style:font-size-asian="10pt" style:font-size-complex="10pt"/>
    </style:style>
    <style:style style:name="P8" style:family="paragraph" style:parent-style-name="Normal" style:list-style-name="L4">
      <style:text-properties style:font-name="Arial" fo:font-size="10pt" style:font-size-asian="10pt" style:font-size-complex="10pt"/>
    </style:style>
    <style:style style:name="P9" style:family="paragraph" style:parent-style-name="Normal" style:list-style-name="L5">
      <style:text-properties style:font-name="Arial" fo:font-size="10pt" style:font-size-asian="10pt" style:font-size-complex="10pt"/>
    </style:style>
    <style:style style:name="P10" style:family="paragraph" style:parent-style-name="Normal" style:list-style-name="L6">
      <style:text-properties style:font-name="Arial" fo:font-size="10pt" style:font-size-asian="10pt" style:font-size-complex="10pt"/>
    </style:style>
    <style:style style:name="P11" style:family="paragraph" style:parent-style-name="Normal" style:list-style-name="L7">
      <style:text-properties style:font-name="Arial" fo:font-size="10pt" style:font-size-asian="10pt" style:font-size-complex="10pt"/>
    </style:style>
    <style:style style:name="P12" style:family="paragraph" style:parent-style-name="Normal" style:list-style-name="L8">
      <style:text-properties style:font-name="Arial" fo:font-size="10pt" style:font-size-asian="10pt" style:font-size-complex="10pt"/>
    </style:style>
    <style:style style:name="P13" style:family="paragraph" style:parent-style-name="Normal">
      <style:text-properties style:font-name="Arial" fo:font-size="10pt" fo:font-weight="normal" style:font-size-asian="10pt" style:font-weight-asian="normal" style:font-size-complex="10pt" style:font-weight-complex="normal"/>
    </style:style>
    <style:style style:name="P14" style:family="paragraph" style:parent-style-name="Normal">
      <style:paragraph-properties fo:padding="0.074cm" fo:border-left="none" fo:border-right="none" fo:border-top="none" fo:border-bottom="0.002cm solid #000000" style:join-border="false"/>
      <style:text-properties style:font-name="Arial" fo:font-size="10pt" fo:font-weight="bold" style:font-size-asian="10pt" style:font-weight-asian="bold" style:font-size-complex="10pt" style:font-weight-complex="bold"/>
    </style:style>
    <style:style style:name="P15" style:family="paragraph" style:parent-style-name="Normal">
      <style:paragraph-properties fo:padding="0.074cm" fo:border-left="none" fo:border-right="none" fo:border-top="none" fo:border-bottom="0.002cm solid #000000" style:join-border="false"/>
      <style:text-properties style:font-name="Arial" fo:font-size="10pt" style:font-size-asian="10pt" style:font-size-complex="10pt"/>
    </style:style>
    <style:style style:name="P16" style:family="paragraph" style:parent-style-name="Normal">
      <style:paragraph-properties fo:margin-left="0cm" fo:margin-right="0cm" fo:text-indent="0cm" style:auto-text-indent="false"/>
      <style:text-properties style:font-name="Arial" fo:font-size="10pt" fo:font-weight="bold" style:font-size-asian="10pt" style:font-weight-asian="bold" style:font-size-complex="10pt" style:font-weight-complex="bold"/>
    </style:style>
    <style:style style:name="P17" style:family="paragraph" style:parent-style-name="Normal">
      <style:paragraph-properties fo:margin-left="0cm" fo:margin-right="0cm" fo:text-indent="0cm" style:auto-text-indent="false"/>
      <style:text-properties style:font-name="Arial" fo:font-size="10pt" style:font-size-asian="10pt" style:font-size-complex="10pt"/>
    </style:style>
    <style:style style:name="T1" style:family="text">
      <style:text-properties fo:font-style="italic"/>
    </style:style>
    <style:style style:name="fr1" style:family="graphic" style:parent-style-name="Frame">
      <style:graphic-properties fo:margin-left="0cm" fo:margin-right="0cm" style:run-through="foreground" style:wrap="none" style:vertical-pos="from-top" style:horizontal-pos="from-left" style:horizontal-rel="paragraph-content" fo:background-color="#ffffff" style:background-transparency="0%" fo:padding="0.15cm" fo:border="none" style:flow-with-text="false" draw:ole-draw-aspect="1" draw:visible-area-top="0cm" draw:visible-area-width="13.507cm" draw:visible-area-height="11.187cm">
        <style:background-image/>
      </style:graphic-properties>
    </style:style>
    <style:style style:name="fr2" style:family="graphic" style:parent-style-name="Frame">
      <style:graphic-properties fo:margin-left="0cm" fo:margin-right="0cm" style:run-through="foreground" style:wrap="none" style:vertical-pos="from-top" style:horizontal-pos="from-left" style:horizontal-rel="paragraph-content" fo:background-color="#ffffff" style:background-transparency="0%" fo:padding="0.15cm" fo:border="none" style:flow-with-text="false" draw:ole-draw-aspect="1" draw:visible-area-top="0cm" draw:visible-area-width="11.082cm" draw:visible-area-height="8.313cm">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Entwurf, SW-Grobentwurf, SW-Feinentwurf</text:p>
      <text:p text:style-name="P14"/>
      <text:p text:style-name="P2"/>
      <text:p text:style-name="P2">System-Entwurf</text:p>
      <text:p text:style-name="P3"/>
      <text:p text:style-name="P2">Abwicklung</text:p>
      <text:p text:style-name="P3"/>
      <text:p text:style-name="P2">Systemarchitektur erarbeiten</text:p>
      <text:p text:style-name="P3">Auf der Basis der fachlichen Anforderungen und der Randbedingungen (Anwenderforderungen) wird ein Lösungsvorschlag für eine mögliche technische Struktur des Systems (Systemarchitektur) erarbeitet. Dabei ist besonders auf den geeigneten Einsatz von Fertigprodukten zu achten.</text:p>
      <text:p text:style-name="P3"/>
      <text:p text:style-name="P3">Anhand von Realisierbarkeitsuntersuchungen basierend auf den Anwenderforderungen und den zur Verfügung stehenden Produktinformationen wird dieser Lösungsvorschlag bewertet. Die dort erzielten Ergebnisse hinsichtlich der Möglichkeiten zum Einsatz von Fertigprodukten sind bei der evtl. nachfolgenden Überarbeitung der Systemarchitektur zu berücksichtigen.</text:p>
      <text:p text:style-name="P3"/>
      <text:p text:style-name="P3">Für den Lösungsvorschlag wird eine Verfeinerung durchgeführt sowie die Zuordnung der Anwenderforderungen auf die Elemente der Systemarchitektur vorgenommen. So weit möglich sind Angaben für die Technischen Anforderungen abzuleiten.</text:p>
      <text:p text:style-name="P3"/>
      <text:p text:style-name="P3">Die Definition der Systemarchitektur endet mit der Identifikation der Schnittstellen (Schnittstellen des Systems zu seiner Umgebung (z.B. zum Nutzer und anderen Systemen) und Schnittstellen zwischen Elementen des Systems).</text:p>
      <text:p text:style-name="P3"/>
      <text:p text:style-name="P3">Jede in der Systemarchitektur identifizierte Schnittstelle ist in der Schnittstellenübersicht aufzuführen und in der Schnittstellenbeschreibung zu beschreiben.</text:p>
      <text:p text:style-name="P3"/>
      <text:p text:style-name="P3"><draw:frame draw:style-name="fr1" draw:name="Frame13" text:anchor-type="as-char" svg:y="0cm" svg:width="16.193cm" svg:height="13.414cm" draw:z-index="0"><draw:object-ole xlink:href="./Object 1" xlink:type="simple" xlink:show="embed" xlink:actuate="onLoad"/><draw:image xlink:href="./ObjectReplacements/Object 1" xlink:type="simple" xlink:show="embed" xlink:actuate="onLoad"/></draw:frame></text:p>
      <text:p text:style-name="P3"/>
      <text:p text:style-name="P3"><text:soft-page-break/></text:p>
      <text:p text:style-name="P16">Integrationsplan erarbeiten</text:p>
      <text:p text:style-name="P3">Sobald die Systemarchitektur feststeht, muß die Spezifikation der System-Integration begonnen werden. Im Integrationsplan ist die Integrationsstrategie festzuhalten und aufzuzeigen, welche Elemente, welche Maßnahmen und welche Hilfsmittel für die Integration des Systems erforderlich sind.</text:p>
      <text:p text:style-name="P3"/>
      <text:p text:style-name="P2">Bereits erkennbare Betriebsinformationen dokumentieren</text:p>
      <text:p text:style-name="P3">An dieser Stelle können bereits Informationen vorliegen, die für die Betriebsinformationen relevant sind. Aus den bisher vorliegenden Dokumenten sind deshalb gegebenenfalls all diejenigen Angaben zu übernehmen, die für die Anwenderdokumentation von Interesse sind.</text:p>
      <text:p text:style-name="P3"/>
      <text:p text:style-name="P3"/>
      <text:p text:style-name="P2">1: System technisch entwerfen</text:p>
      <text:p text:style-name="P13"/>
      <text:p text:style-name="P2">Abwicklung</text:p>
      <text:p text:style-name="P2"/>
      <text:p text:style-name="P2">Lösungsvorschläge erarbeiten</text:p>
      <text:p text:style-name="P3">Auf der Basis der Anwenderforderungen wird der Lösungsvorschlag für eine mögliche technische Struktur des Systems (Systemarchitektur) erarbeitet. Falls mehrere alternative Lösungsvorschläge notwendig sind, wird unter Beteiligung des Projektmanagements einer ausgewählt und verfeinert. Falls die Auswahl der Lösung hier nicht durchgeführt wird oder mehrere Varianten offen läßt, müssen die nachfolgenden Aktivitäten je Lösungsvariante durchgeführt werden. Augenmerk ist hierbei speziell auf die Einsatzmöglichkeit von Fertigprodukten zu legen. Die im Rahmen von Aktivität SE 2.3 „Realisierbarkeit untersuchen“ durchgeführte Prüfung auf die Verfügbarkeit geeigneter Fertigprodukte kann eine Änderung der Entwurfsentscheidung bewirken.</text:p>
      <text:p text:style-name="P3"/>
      <text:p text:style-name="P3">Der Lösungsvorschlag wird auf der Basis der in Aktivität SE 1.5 „System fachlich strukturieren“ definierten bzw. angesprochenen Bereiche formuliert. Dadurch werden fachliche abgrenzbare Problemstellungen betrachtet und in den nachfolgenden Realisierbarkeitsuntersuchungen bewertet.</text:p>
      <text:p text:style-name="P3"/>
      <text:p text:style-name="P2">Systemarchitektur definieren</text:p>
      <text:p text:style-name="P3">Der ausgewählte Lösungsvorschlag wird detailliert. Die Teile des Systems, die durch Fertigprodukte realisiert werden oder in denen Fertigprodukte eingesetzt werden sollen, sind auszuweisen. Sind bereits konkrete Fertigprodukte ausgewählt, so sind diese hier zu nennen. Sofern der Einsatz der Fertigprodukte zusätzliche Entwicklungsarbeiten erfordert, sind diese auszuweisen. Die im Rahmen der Aktivität PM 2 „Vergabe/Beschaffung“ bei der Angebotsbewertung gewonnenen Erkenntnisse sind entsprechend zu detaillieren.</text:p>
      <text:p text:style-name="P3"/>
      <text:p text:style-name="P3">Die Definition der Systemarchitektur umfaßt die Darstellung des technischen Aufbaus des Systems und die Identifikation der Schnittstellen zwischen den Elementen der Architektur und des Gesamtsystems nach außen. Alle in der Systemarchitektur identifizierten Schnittstellen sind in der Schnittstellenübersicht festzuhalten.</text:p>
      <text:p text:style-name="P3"/>
      <text:p text:style-name="P3">Dazu sind die Elemente des Systems – wenn möglich – bereits jetzt technisch zu charakterisieren, um geeignete Fertigprodukte frühzeitig positionieren zu können.</text:p>
      <text:p text:style-name="P3"/>
      <text:p text:style-name="P3">Die Darstellung des Aufbaus des Systems wird ergänzt durch die Beschreibung des technischen Ablaufs (Interaktion zwischen den Elementen der Architektur). Die Architekturbeschreibung muß nachvollziehbar plausibel machen, daß die fachlichen Anforderungen und die im Rahmen der Anwenderforderungen definierten Randbedingungen durch die beschriebene technische Lösung abgedeckt werden können.</text:p>
      <text:p text:style-name="P3">Die Festlegung der Systemarchitektur hat unter der Maßgabe zu erfolgen, möglichst bewährte Fertigprodukte einzusetzen. Nötigenfalls kann über das Forderungscontrolling eine Modifikation/Reduktion der Anwenderforderungen durchgeführt werden.</text:p>
      <text:p text:style-name="P3"/>
      <text:p text:style-name="P3">Die Systemarchitektur wird hier in einem ersten Schritt erstellt. Im Rahmen des Entwurfs der Segmente wird die Systemarchitektur schrittweise ergänzt. </text:p>
      <text:p text:style-name="P3"/>
      <text:p text:style-name="P2">Technische Anforderungen ermitteln</text:p>
      <text:p text:style-name="P3">Das Gesamtbild der Forderungen ergibt sich aus den Anwenderforderungen <text:span text:style-name="T1">und</text:span> den daraus abgeleiteten Technischen Anforderungen.</text:p>
      <text:p text:style-name="P3"/>
      <text:p text:style-name="P3"><text:soft-page-break/>Soweit möglich und aus den Anwenderforderungen ableitbar, sind Technische Anforderungen an die Funktionalität, an die Schnittstellen, an die Qualität und die Entwicklungs- und SWPÄ-Umgebung der Elemente der Systemarchitektur zu definieren. Die Kritikalität<text:alphabetical-index-mark text:string-value="Kritikalität"/> des Architekturelements ist festzulegen.</text:p>
      <text:p text:style-name="P3">Anforderungen an die Entwicklungs- und SWPÄ-Umgebung sind auf der Systemebene anzugeben. Falls für einzelne Elemente gesonderte Anforderungen existieren, sind diese zusätzlich im Rahmen der Technischen Anforderungen an dieses Element anzugeben.</text:p>
      <text:p text:style-name="P3"/>
      <text:p text:style-name="P3">Sofern technische Anforderungen keinem Element der Systemarchitektur zugeordnet werden können, sind diese als allgemeine Anforderungen festzuhalten.</text:p>
      <text:p text:style-name="P3"/>
      <text:p text:style-name="P3">Bei den Technischen Anforderungen handelt es sich um ergänzende und interpretierende Forderungen, die aus der technischen Sicht an ein Element der technischen Architektur gestellt werden. Anwenderforderungen sollen hier nicht wiederholt werden.</text:p>
      <text:p text:style-name="P3"/>
      <text:p text:style-name="P3">An die IT-Sicherheitsfunktionen sind Anforderungen hinsichtlich der Mechanismen zu stellen, mit denen sie realisiert werden sollen. Dies sind die angestrebte Mechanismenstärke und die E-Stufe der Implementierung.</text:p>
      <text:p text:style-name="P3"/>
      <text:p text:style-name="P3">Abhängig von der Kritikalität der kritischen Funktionen<text:alphabetical-index-mark text:string-value="kritische Funktion" text:key1="kritisch"/>/Komponenten<text:alphabetical-index-mark text:string-value="kritische Komponente" text:key1="kritisch"/> ist das Konzept der Realisierung und die Qualität der Implementierung (E-Stufe oder Safety Integrity Level) zu bestimmen.</text:p>
      <text:p text:style-name="P3"/>
      <text:p text:style-name="P2">Betriebsinformationen dokumentieren</text:p>
      <text:p text:style-name="P3">Auf der Basis der Systemarchitektur und der Anwenderforderungen sind die systembezogenen Angaben für die Betriebsinformationen zu erstellen.</text:p>
      <text:p text:style-name="P13"/>
      <text:p text:style-name="P2">IT-Sicherheitsaspekte beachten</text:p>
      <text:p text:style-name="P3">Um speziell die Anforderungen an die IT-Sicherheit abzudecken, werden Lösungsmöglichkeiten durch geeignete IT- und Nicht-IT-Maßnahmen (z. B. organisatorische oder bautechnische Maßnahmen) vorgeschlagen und für jeden Vorschlag das verbleibende Restrisiko bestimmt. Durch die Summe aller IT-Maßnahmen wird der Sicherheitsanteil des IT-Systems festgelegt. Unter Zugrundelegung der Ergebnisse der Realisierbarkeitsuntersuchung wird die geeignete Lösung einschließlich ihrer Begründung als IT-Sicherheitskonzept ausgewiesen.</text:p>
      <text:p text:style-name="P3"/>
      <text:p text:style-name="P3">Eine IT-Sicherheitsfunktion kann entweder durch ein bereits vorhandenes Fertigprodukt abgedeckt werden, oder sie muß als SW-Einheit oder HW-Einheit entwickelt werden.</text:p>
      <text:p text:style-name="P3"/>
      <text:p text:style-name="P3">Hardwaremäßig realisierte Anteile sind für die Evaluation relevant. Gegebenenfalls müssen bestimmte Kriterien bei der Vorlage zur Evaluation abhängig von der angestrebten Evaluationsstufe erfüllt sein (z. B. Vorlage der Hardware-Konstruktionszeichnungen).</text:p>
      <text:p text:style-name="P3"/>
      <text:p text:style-name="P3">Diejenigen Anforderungen an die Systemsicherheit, die durch den IT-Sicherheitsanteil abgedeckt werden, sind zu identifizieren. Falls gefordert, ist ein IT-Sicherheitsmodell zu erstellen, das das Zusammenwirken der IT-sicherheitsrelevanten Funktionen stark vereinfacht, in dieser Vereinfachung aber präzise und vollständig darstellt.</text:p>
      <text:p text:style-name="P3"/>
      <text:p text:style-name="P3">Beim Verfeinerungsprozeß der IT-Sicherheitsfunktionen werden im allgemeinen neue Elemente eingeführt und zusätzliche Schnittstellen geschaffen, die neue Schwachstellen bedeuten können. Sofern diese neu entstehenden Schwachstellen ausnutzbar sind, um das vorgegebene IT-Sicherheitsziel zu verletzen, sind weitere Maßnahmen in das IT-Sicherheitskonzept mit aufzunehmen, die dem entgegenwirken. Ebenso können beim Verfeinerungsprozeß Schwachstellen in Form von unerwünschten Abhängigkeiten und Beziehungen auftreten (Fehlerfortpflanzung, single point of failure, Vererbung einer hohen Kritikalität<text:alphabetical-index-mark text:string-value="Kritikalität"/> auf zu viele Komponenten). Dies kann eine Wiederholung früherer Aktivitäten wie z. B. der Aktivität SE 1.6 „Bedrohung und Risiko analysieren“ erfordern.</text:p>
      <text:p text:style-name="P3"/>
      <text:p text:style-name="P2">Infrastrukturmaßnahmen planen und umsetzen</text:p>
      <text:p text:style-name="P3">Alle erforderlichen Infrastrukturmaßnahmen sind zu identifizieren und zu planen. Die Umsetzung der geplanten Maßnahmen ist in die Wege zu leiten. Die Dokumentation der durchzuführenden Infrastrukturmaßnahmen wird nicht im V–Modell geregelt.</text:p>
      <text:p text:style-name="P3"/>
      <text:p text:style-name="P2">IT-Sicherheitsanteil abgrenzen</text:p>
      <text:p text:style-name="P3">Eine klare Abgrenzung des IT-Sicherheitsanteils (sicherheitsspezifische und sicherheitsrelevante Funktionen einschließlich Funktionen hoher Kritikalität) von den übrigen Elementen der Systemarchitektur muß erfolgen. Die Anzahl der Schnittstellen zwischen IT-Sicherheitsanteil und nicht sicherheitskritischer Software ist so klein wie möglich zu halten.</text:p>
      <text:p text:style-name="P3"><text:soft-page-break/></text:p>
      <text:p text:style-name="P3">Aufgrund von Wechselwirkungen innerhalb der gewählten Architektur neu entstandene Schnittstellen im IT-Sicherheitsanteil und die zusätzlichen Schnittstellen zwischen dem verfeinerten IT-Sicherheitsanteil und der übrigen Software müssen in die Schnittstellenübersicht mit aufgenommen werden.</text:p>
      <text:p text:style-name="P3"/>
      <text:p text:style-name="P3">In der Schnittstellenübersicht muß auch die Notwendigkeit jeder Schnittstelle des IT-Sicherheitsanteils zu den übrigen Elementen der Systemarchitektur und die Notwendigkeit jeder Schnittstelle innerhalb des IT-Sicherheitsanteils begründet werden.</text:p>
      <text:p text:style-name="P3"/>
      <text:p text:style-name="P3">Die Schnittstellen zur Einsatzumgebung sind exakt zu beschreiben. Beispielsweise werden bei den Stufen gemäß ITSEC erhöhte Anforderungen an die Beschreibungsformen gestellt.</text:p>
      <text:p text:style-name="P13"/>
      <text:p text:style-name="P13"/>
      <text:p text:style-name="P2"><text:bookmark-start text:name="_Toc354546464"/>2 Wirksamkeitsanalyse durchführen<text:bookmark-end text:name="_Toc354546464"/>: Wirksamkeitsanalyse durchführen</text:p>
      <text:p text:style-name="P13"/>
      <text:p text:style-name="P2">Abwicklung</text:p>
      <text:p text:style-name="P3"/>
      <text:p text:style-name="P3">Für die <text:span text:style-name="T1">Wirksamkeit der IT-Maßnahmen (Funktionen und Konzepte)</text:span> muß gezeigt werden, inwieweit diese</text:p>
      <text:p text:style-name="P17"><text:tab/>– geeignet sind, den Bedrohungen entgegenzuwirken, - durch die Zuordnung von Bedrohungen zu <text:tab/> <text:s text:c="2"/>IT-Maßnahmen,</text:p>
      <text:p text:style-name="P17"/>
      <text:p text:style-name="P17"><text:tab/>– konfliktfrei zusammenwirken und sich gegenseitig unterstützen - durch Aufzeigen und Analyse <text:tab/> <text:s text:c="2"/>aller Beziehungen zwischen den IT-Maßnahmen,</text:p>
      <text:p text:style-name="P17"/>
      <text:p text:style-name="P3"><text:tab/>– mittels ausreichend starker Mechanismen realisiert sind - durch Analyse der Algorithmen, <text:tab/><text:tab/> <text:s text:c="2"/>Prinzipien und Eigenschaften der verwendeten Mechanismen nach folgenden Aspekten:</text:p>
      <text:p text:style-name="P3"><text:tab/><text:tab/>• inhärente Schwächen, </text:p>
      <text:p text:style-name="P3"><text:tab/><text:tab/>• Aufwand für die Überwindung (z. B. Überwindung nach heutigem Wissensstand bzw. mit <text:tab/><text:tab/> <text:s text:c="2"/>heute verfügbaren technischen Mitteln ausgeschlossen)</text:p>
      <text:p text:style-name="P3"/>
      <text:p text:style-name="P3"><text:tab/>–.keine ausnutzbaren Schwachstellen besitzen - durch die Erstellung einer Liste der <text:tab/><text:tab/><text:tab/> <text:s text:c="2"/>Konstruktionsschwachstellen mit Erklärung, warum sie in der Einsatzumgebung nicht für Angriffe <text:tab/> <text:s text:c="2"/>ausgenutzt werden können.</text:p>
      <text:p text:style-name="P3"/>
      <text:p text:style-name="P3">Zu diesen Nachweisen der Wirksamkeit gehört z. B. auch die Analyse der verdeckten Kanäle, falls Informationsflußkontrolle eine der IT-Sicherheitsanforderungen ist.</text:p>
      <text:p text:style-name="P3"/>
      <text:p text:style-name="P3">Neben Schwachstellenanalysen können auch Penetrationsanalysen zum Nachweis der Wirksamkeit herangezogen werden.</text:p>
      <text:p text:style-name="P3"/>
      <text:p text:style-name="P3">Zur Wirksamkeitsanalyse kann auch die Durchführung von Tests notwendig sein.</text:p>
      <text:p text:style-name="P13"/>
      <text:p text:style-name="P13"/>
      <text:p text:style-name="P3"><text:bookmark-start text:name="_Toc354546465"/>3 Realisierbarkeit untersuchen<text:bookmark-end text:name="_Toc354546465"/>: Realisierbarkeit untersuchen</text:p>
      <text:p text:style-name="P2"/>
      <text:p text:style-name="P2">Abwicklung</text:p>
      <text:p text:style-name="P2"/>
      <text:p text:style-name="P2">Einsatz von Fertigprodukten prüfen</text:p>
      <text:p text:style-name="P3">Unter dem Aspekt einer <text:span text:style-name="T1">vorzugsweisen</text:span> Nutzung von Fertigprodukten, ist es die primäre Aufgabe der Realisierbarkeitsuntersuchung, die Verfügbarkeit geeigneter Fertigprodukte zu bewerten. Hierzu wird auf Basis der Anwenderforderungen eine Marktsichtung auf Eignung von Fertigprodukten durchgeführt. Ziel ist es, Produkte zu identifizieren, die Teile des Systems abdecken <text:span text:style-name="T1">können</text:span>. Die Angemessenheit des Aufwandes für die Marktsichtung ist unter wirtschaftlichen Gesichtspunkten sicherzustellen. Die Ergebnisse der Marktsichtung sind als Grundlage zur Festlegung der Systemarchitektur mit zu verwenden.</text:p>
      <text:p text:style-name="P3"/>
      <text:p text:style-name="P2">Bewertungskriterien festlegen</text:p>
      <text:p text:style-name="P3">Als Basis der Realisierbarkeitsuntersuchung sind Bewertungskriterien für die Lösungsvorschläge festzulegen. Die Kriterien sind zu priorisieren und zu gewichten. In den Kriterien sind Gesichtspunkte wie Schnittstellenkomplexität, Verwendbarkeit von Fertigprodukten, Angemessenheit technischer Konzepte und der Entwicklungsvorgaben zu behandeln.</text:p>
      <text:p text:style-name="P3"/>
      <text:p text:style-name="P2">Realisierbarkeit bewerten</text:p>
      <text:p text:style-name="P3"><text:soft-page-break/>Die Lösungsvorschläge der technischen Systemarchitektur sind in bezug auf die Erfüllung der fachlichen Anforderungen (Bereiche) zu untersuchen und anhand der festgelegten Kriterien zu bewerten.</text:p>
      <text:p text:style-name="P3">Die technischen Entwurfsentscheidungen sind zu überprüfen und Analysen zur Aufdeckung von kritischen (Teil–) Produkten durchzuführen. Anforderungen an Personal, Ausbildung, Organisation, Logistik, Infrastruktur und Umweltschutz sind zu berücksichtigen.</text:p>
      <text:p text:style-name="P3">Die Auswirkungen der Lösungsmöglichkeiten auf die Anwenderorganisation sind auf der Basis der Kosten-/Nutzenanalyse zu bewerten. Dies betrifft vor allem die praktische Umsetzbarkeit und Wirtschaftlichkeit (vorhandene bzw. geplante Planstellen, Verfügbarkeit geeigneter personeller Ressourcen, Personalentwicklungskonzepte, Übereinstimmung der Lösungsvorschläge mit Personalgesetzgebung und Tarifverträgen usw.).</text:p>
      <text:p text:style-name="P3"/>
      <text:p text:style-name="P2">Spezielle Betrachtung zur IT-Sicherheit durchführen</text:p>
      <text:p text:style-name="P3">Bei der Realisierbarkeitsuntersuchung sind im Hinblick auf IT-Sicherheit folgende Punkte zu beachten:</text:p>
      <text:list xml:id="list38720232" text:style-name="L1">
        <text:list-item>
          <text:p text:style-name="P4">Die Auswahl der IT- und Nicht-IT-Maßnahmen, die technische Machbarkeit, die Wirtschaftlichkeit und die Tolerierbarkeit des Restrisikos sind zu überprüfen.</text:p>
          <text:p text:style-name="P4"/>
        </text:list-item>
      </text:list>
      <text:list xml:id="list38714360" text:style-name="L2">
        <text:list-item>
          <text:p text:style-name="P5">Die Abgrenzbarkeit des IT-sicherheitsrelevanten Teils vom nicht IT-sicherheitsrelevanten Teil ist zu prüfen.</text:p>
        </text:list-item>
      </text:list>
      <text:p text:style-name="P3"/>
      <text:p text:style-name="P3">Beim Entwurf des Systems ist zu prüfen, ob der IT-Sicherheitsanteil ausreichend abgegrenzt werden kann. Der Umfang des gesamten IT-Sicherheitsanteils (IT-sicherheitsspezifische und IT-sicherheitsrelevante Funktionen), der Gegenstand der Evaluation ist, muß so klein wie möglich gehalten werden, besonders dann, wenn eine hohe E-Stufe angestrebt wird.</text:p>
      <text:p text:style-name="P3"/>
      <text:list xml:id="list38713358" text:style-name="L3">
        <text:list-item>
          <text:list>
            <text:list-item>
              <text:p text:style-name="P7">Falls die Kontrolle des Informationsflusses ein IT-Sicherheitsziel ist, muß geprüft werden, ob bei der Strukturierung des Systems eine hinreichende Entflechtung der Elemente der Systemarchitektur,die später im operationellen Betrieb mit verschiedenen Einstufungen (unterschiedliche Security Levels) laufen, möglich ist, oder ob durch starke Abhängigkeiten unter einzelnen Elementen verdeckte Kanäle bereits vorprogrammiert sind.</text:p>
            </text:list-item>
          </text:list>
        </text:list-item>
      </text:list>
      <text:p text:style-name="P6"/>
      <text:p text:style-name="P6"/>
      <text:p text:style-name="P3">4 Anwenderforderungen zuordnen: Anwenderforderungen zuordnen</text:p>
      <text:p text:style-name="P2"/>
      <text:p text:style-name="P2">Abwicklung</text:p>
      <text:p text:style-name="P2"/>
      <text:p text:style-name="P2">Anwenderforderungen zuordnen</text:p>
      <text:p text:style-name="P3">In dieser Aktivität sind die an das System insgesamt gestellten Anwenderforderungen und Randbedingungen den Elementen der technischen Architektur zuzuordnen.</text:p>
      <text:p text:style-name="P3">Diese Anforderungszuordnung stellt die Basis für die auf den tieferen Ebenen stattfindenden Anforderungsanalysen und Entwurfsschritte dar.</text:p>
      <text:p text:style-name="P3">Es ist zu beachten, daß die Zuordnung von Forderungen und Randbedingungen zu den Elementen der technischen Architektur folgenden Kriterien genügen muß:</text:p>
      <text:p text:style-name="P3"><text:tab/>–Jede Forderung muß auf mindestens ein Element der technischen Architektur, im Idealfall auf <text:s text:c="3"/><text:tab/> <text:s/>genau ein Architekturelement, zugeordnet werden.</text:p>
      <text:p text:style-name="P3"/>
      <text:p text:style-name="P3"><text:tab/>–Jede Forderung wird auf das in der Detaillierungsschichtung niedrigste Element zugeordnet, das die <text:tab/> <text:s/>Erfüllung der Forderung vollständig ermöglicht. Im Normalfall muß die Gesamtmenge der <text:tab/><text:tab/> <text:s/>Forderungen auf verschiedene Detaillierungsschichten zugeordnet werden.</text:p>
      <text:p text:style-name="P3"/>
      <text:p text:style-name="P3"><text:tab/>–Sofern eine Forderung von Element-übergreifender Bedeutung ist, muß im Rahmen der Zuordnung <text:tab/> <text:s/>genau abgewägt werden, welche einzelnen Architekturelemente diese Anforderung letztendlich zu <text:tab/> <text:s/>erfüllen haben.</text:p>
      <text:p text:style-name="P3"/>
      <text:p text:style-name="P3"><text:tab/>–Die Zuordnung muß so erfolgen, daß durch die Prüfung des entsprechenden Architekturelements <text:tab/> <text:s/>die Erfüllung der Forderung nachgewiesen werden kann.</text:p>
      <text:p text:style-name="P3"/>
      <text:p text:style-name="P2">IT-Sicherheitsanforderungen den IT-Sicherheitsmaßnahmen zuordnen</text:p>
      <text:p text:style-name="P3">Mit der Zuordnung der IT-Sicherheitsanforderungen zu den IT-Sicherheitsmaßnahmen ist nachzuweisen, daß jede IT-Sicherheitsanforderung mit mindestens einer IT-Sicherheitsmaßnahme abgedeckt ist und ob das vorgegebene IT-Sicherheitsziel mit den gewählten IT-Sicherheitsmaßnahmen erreicht werden kann.</text:p>
      <text:p text:style-name="P3"/>
      <text:p text:style-name="P3"/>
      <text:p text:style-name="P2">5 Schnittstellen beschreiben: Schnittstellen beschreiben</text:p>
      <text:p text:style-name="P2"><text:soft-page-break/></text:p>
      <text:p text:style-name="P2">Abwicklung</text:p>
      <text:p text:style-name="P2"/>
      <text:p text:style-name="P2">Schnittstellen beschreiben</text:p>
      <text:p text:style-name="P3">Alle Schnittstellen, die in der Schnittstellenübersicht identifiziert wurden, sind in der Schnittstellenbeschreibung zu spezifizieren. Dabei sind unter Berücksichtigung der Art der jeweiligen Schnittstelle und der beteiligten Architekturelemente die relevanten Angaben zu Verwendung, Syntax und Semantik der Schnittstelle zu dokumentieren.</text:p>
      <text:p text:style-name="P3"/>
      <text:p text:style-name="P2">Schnittstellen der IT-Sicherheitsmaßnahmen zu den beteiligten Architekturelementen beschreiben</text:p>
      <text:p text:style-name="P3">Die Schnittstellen der IT-Sicherheitsmaßnahmen zu den beteiligten Architekturelementen müssen dokumentiert werden.</text:p>
      <text:p text:style-name="P3"/>
      <text:p text:style-name="P3"/>
      <text:p text:style-name="P2">6 System-Integration spezifizieren</text:p>
      <text:p text:style-name="P3"/>
      <text:p text:style-name="P2">Abwicklung</text:p>
      <text:p text:style-name="P3"/>
      <text:p text:style-name="P3">Im Integrationsplan ist festzulegen, wie die in der Systemarchitektur definierten Elemente zum Gesamtsystem zu integrieren sind. Die anzuwendende Strategie, durchzuführende Maßnahmen, eventuelle Restriktionen und Abhängigkeiten sowie notwendige Betriebs- und Hilfsmittel sind zu definieren.</text:p>
      <text:p text:style-name="P3">Die Arbeiten am Integrationsplan liefern gleichzeitig Anhaltspunkte für die Betriebsinformationen. Aus den Angaben zur Integration werden Angaben zu Installation und Betrieb, zur Systemumgebung und den Systemkomponenten abgeleitet. Die Betriebsinformationen sind auf dieser Basis und anhand der vorliegenden Schnittstellenbeschreibung fortzuschreiben.</text:p>
      <text:p text:style-name="P15"/>
      <text:p text:style-name="P3"/>
      <text:p text:style-name="P2">SW-Grobentwurf</text:p>
      <text:p text:style-name="P2"/>
      <text:p text:style-name="P2">Abwicklung</text:p>
      <text:p text:style-name="P13"/>
      <text:p text:style-name="P13"><draw:frame draw:style-name="fr2" draw:name="Frame15" text:anchor-type="as-char" svg:y="0cm" svg:width="13.282cm" svg:height="9.975cm" draw:z-index="1"><draw:object-ole xlink:href="./Object 2" xlink:type="simple" xlink:show="embed" xlink:actuate="onLoad"/><draw:image xlink:href="./ObjectReplacements/Object 2" xlink:type="simple" xlink:show="embed" xlink:actuate="onLoad"/></draw:frame></text:p>
      <text:p text:style-name="P13"/>
      <text:p text:style-name="P3">Diese Aktivität beinhaltet den Entwurf der SW-Architektur, inklusive der Vervollständigung der Schnittstellenübersicht, die Beschreibung der SW-Schnittstellen und die Fortführung des Integrationsplans auf SW-Ebene.</text:p>
      <text:p text:style-name="P3"/>
      <text:p text:style-name="P3"><text:soft-page-break/>Der Entwurf der SW-Architektur hat die Aufgabe, aus Sicht der Dynamik der SW-Einheit SW-Prozesse zu bilden und gegebenenfalls die Aufteilung auf Prozessoren vorzunehmen sowie die Kommunikation und Synchronisation der Prozesse zu entwerfen und aus Sicht der statischen Struktur der SW-Einheit SW-Module, SW-Komponenten und Datenbanken zu definieren. Zu jedem dieser Architekturelemente ist eine kurze Leistungsbeschreibung zu verfassen und die entstehenden Schnittstellen sind zu identifizieren. In der Schnittstellenbeschreibung muß dann das Zusammenspiel der SW-Module/Prozesse, SW-Komponenten und Datenbanken spezifiziert werden. Diese Informationen dienen als Ausgangspunkt für den SW-Feinentwurf.</text:p>
      <text:p text:style-name="P3"/>
      <text:p text:style-name="P3">Die bereits auf System-Ebene begonnenen Betriebsinformationen sind hier um Angaben für die betrachtete SW-Einheit zu ergänzen.</text:p>
      <text:p text:style-name="P13"/>
      <text:p text:style-name="P13"/>
      <text:p text:style-name="P2"><text:bookmark-start text:name="_Toc354547914"/>1 SWSW-Architektur entwerfen:<text:bookmark-end text:name="_Toc354547914"/> SW-Architektur entwerfen</text:p>
      <text:p text:style-name="P2"/>
      <text:p text:style-name="P2">Abwicklung</text:p>
      <text:p text:style-name="P2"/>
      <text:p text:style-name="P2">SW-Architektur entwerfen</text:p>
      <text:p text:style-name="P3">Die SW-Architektur beschreibt die Zerlegung einer SW-Einheit in SW-Komponenten, Prozesse, SW-Module und Datenbanken. Vorschläge für mögliche SW-Architekturen werden erarbeitet und bewertet; für die weitere Bearbeitung ist ein Lösungsvorschlag auszuwählen.</text:p>
      <text:p text:style-name="P3"/>
      <text:p text:style-name="P3">SW-Einheiten bestehen im allgemeinen aus mehreren Prozessen oder Tasks, die parallel oder quasi-parallel ablaufen. Ziel ist es, eine SW-Einheit unter dem Gesichtspunkt notwendiger oder möglicher Parallelverarbeitung zu strukturieren. Dabei sind die Gegebenheiten des Betriebs- und Laufzeitsystems und die Erfordernisse und Einschränkungen der Hardware und der Programmiersprache zu berücksichtigen. Die SW-Architektur enthält eine Beschreibung des Prozeß-Ensembles<text:alphabetical-index-mark text:string-value="Prozeß-Ensemble"/> samt seiner Strukturierung, Kommunikation, Synchronisation und Darstellung des dynamischen Ablaufmodells.</text:p>
      <text:p text:style-name="P3"/>
      <text:p text:style-name="P3">Zu jedem Baustein (Prozeß, SW-Komponente, SW-Modul, Datenbank) des ausgewählten Vorschlags sind eine kurze Leistungsbeschreibung und die Relevanz hinsichtlich der Sicherheit (Kritikalitätsstufe, sicherheitsspezifische Funktion, sicherheitsrelevante Funktion)<text:alphabetical-index-mark text:string-value="Kritikalitätsstufe" text:key1="Kritikalität"/> anzugeben.</text:p>
      <text:p text:style-name="P3"/>
      <text:p text:style-name="P3">Die aufgrund von Architekturentscheidungen festgelegten Schnittstellen sind in der SW-Architektur zu identifizieren und in der Schnittstellenübersicht zu dokumentieren.</text:p>
      <text:p text:style-name="P3"/>
      <text:p text:style-name="P3">Die vollständige Abdeckung der Anforderungen durch die in der SW-Architektur definierten Prozesse, SW-Komponenten, SW-Module und Datenbanken ist nachzuweisen.</text:p>
      <text:p text:style-name="P3"/>
      <text:p text:style-name="P3">Auf der Basis der SW-Architektur sind Angaben für die Betriebsinformationen zu erarbeiten.</text:p>
      <text:p text:style-name="P3"/>
      <text:p text:style-name="P2">IT-Sicherheitsaspekte beachten</text:p>
      <text:p text:style-name="P3">Neben den Abhängigkeiten der IT-Sicherheitsfunktionen sind die Wechselwirkungen der IT-Sicherheitsmechanismen, die zur Realisierung der IT-Sicherheitsfunktionen gewählt wurden, zu untersuchen. Es sind die Auswirkungen, die die Realisierung der IT-Sicherheitsfunktionen auf andere SW-Einheiten haben könnte, zu untersuchen. Ebenso sind die Abhängigkeiten von Funktionen hinsichtlich der Kritikalität<text:alphabetical-index-mark text:string-value="Kritikalität"/> zu untersuchen.</text:p>
      <text:p text:style-name="P3"/>
      <text:p text:style-name="P3">Es ist festzustellen, ob und gegebenenfalls welche IT-sicherheitsspezifischen oder IT-sicherheitsrelevanten Anteile<text:note text:id="ftn0" text:note-class="footnote"><text:note-citation>1</text:note-citation><text:note-body><text:p text:style-name="P1"/></text:note-body></text:note> in anderen SW-Komponenten/SW-Modulen/Datenbanken bei der Realisierung entstehen.</text:p>
      <text:p text:style-name="P3">Die Schnittstellen vom IT-sicherheitsrelevanten zum IT-sicherheitsunkritischen Teil sind in jeder SW-Einheit zu minimieren. Diese Schnittstellen in jeder SW-Einheit und zwischen den einzelnen SW-Einheiten sind exakt zu definieren.</text:p>
      <text:p text:style-name="P3"/>
      <text:p text:style-name="P2">Erläuterung</text:p>
      <text:p text:style-name="P3">In der Regel werden neben den für die Realisierung von operationellen Anwendungsfunktionen erforderlichen SW-Komponenten/SW-Modulen auch SW-Komponenten/SW-Module benötigt, die lediglich technische Hilfsfunktionen zur Verfügung stellen und deshalb nicht aus den operationellen Anforderungen, sondern aus den Gegebenheiten des technischen Lösungsansatzes herzuleiten sind (z. B. Gateway-Elemente). Diese sind bei der Festlegung der SW-Architektur mit zu berücksichtigen.</text:p>
      <text:p text:style-name="P3"/>
      <text:p text:style-name="P3"><text:soft-page-break/>Einfluß auf diese Modularisierungsentscheidungen haben:</text:p>
      <text:list xml:id="list38722220" text:style-name="L4">
        <text:list-item>
          <text:list>
            <text:list-item>
              <text:p text:style-name="P8">Prozeßstruktur der SW-Einheit,</text:p>
            </text:list-item>
          </text:list>
        </text:list-item>
      </text:list>
      <text:list xml:id="list38713416" text:style-name="L5">
        <text:list-item>
          <text:list>
            <text:list-item>
              <text:p text:style-name="P9">zusätzlich notwendige (systeminterne) Funktionen,</text:p>
            </text:list-item>
          </text:list>
        </text:list-item>
      </text:list>
      <text:list xml:id="list38728059" text:style-name="L6">
        <text:list-item>
          <text:list>
            <text:list-item>
              <text:p text:style-name="P10">Zielrechner (Laufzeitsystem, Protokolle, usw.),</text:p>
            </text:list-item>
          </text:list>
        </text:list-item>
      </text:list>
      <text:list xml:id="list38709564" text:style-name="L7">
        <text:list-item>
          <text:list>
            <text:list-item>
              <text:p text:style-name="P11">Konzepte der Fehlerbehandlung, Kommunikation, usw.,</text:p>
            </text:list-item>
          </text:list>
        </text:list-item>
      </text:list>
      <text:list xml:id="list38734750" text:style-name="L8">
        <text:list-item>
          <text:list>
            <text:list-item>
              <text:p text:style-name="P12">Kriterien wie: Information Hiding, Datenabstraktion, Abgeschlossenheit, Minimalität der Schnittstellen, Überschaubarkeit, Prüfbarkeit, Integrierbarkeit, Wiederverwendbarkeit, usw.,</text:p>
            </text:list-item>
            <text:list-item>
              <text:p text:style-name="P12">Anforderungen an Zeitverhalten und Zuverlässigkeit.</text:p>
            </text:list-item>
          </text:list>
        </text:list-item>
      </text:list>
      <text:p text:style-name="P3"/>
      <text:p text:style-name="P3"/>
      <text:p text:style-name="P3">2 SW-interne und -externe Schnittstellen entwerfen</text:p>
      <text:p text:style-name="P2"/>
      <text:p text:style-name="P2">Abwicklung</text:p>
      <text:p text:style-name="P2"/>
      <text:p text:style-name="P3">Die beim Entwurf der SW-Architektur in der Schnittstellenübersicht identifizierten Schnittstellen sind in der Schnittstellenbeschreibung im einzelnen detailliert darzustellen. Bereits beschriebene Schnittstellen sind gegebenenfalls weiter zu präzisieren.</text:p>
      <text:p text:style-name="P3"/>
      <text:p text:style-name="P3">IT-Sicherheitsaspekte wie sie bereits bei der Identifikation der Schnittstellen eine Rolle spielten sind hier weiter und mit besonderer Sorgfalt zu verfolgen. Alle Schnittstellen der IT-sicherheitsspezifischen und IT-sicherheitsrelevanten SW-Komponenten/SW-Module müssen mit ihrem Zweck und ihren Parametern beschrieben werden. Die Separierung vom nicht IT-sicherheitsrelevanten Teil muß sichtbar sein.</text:p>
      <text:p text:style-name="P3"/>
      <text:p text:style-name="P3"/>
      <text:p text:style-name="P2">3 SW-Integration spezifizieren</text:p>
      <text:p text:style-name="P2"/>
      <text:p text:style-name="P2">Abwicklung</text:p>
      <text:p text:style-name="P2"/>
      <text:p text:style-name="P3">Für den Integrationsplan sind Vorschriften und Vorgehensweisen für den Zusammenbau der SW-Einheit aus SW-Komponenten und der SW-Komponenten selbst aus SW-Modulen und Datenbanken aus technischer Sicht zu regeln. Er ist im Hinblick auf Termine, Betriebs- und Hilfsmittel, Werkzeuge, Personal, Fertigprodukte<text:alphabetical-index-mark text:string-value="Fertigprodukt"/>, Schnittstellen und ähnliche Einflüsse in Absprache mit dem Projektmanagement zu erstellen. Im Integrationsplan sind die Konfigurierung der SW-Einheit und alle für die Integrationsaktivität benötigten Informationen festzuschreiben; Informationen für den Integrationstest sind abzuleiten und festzuhalten.</text:p>
      <text:p text:style-name="P3"/>
      <text:p text:style-name="P3">Die Arbeiten am Integrationsplan liefern gleichzeitig weitere Angaben für die Betriebsinformationen. Die Informationen zum Betriebshandbuch und die Informationen zum Diagnosehandbuch sind fortzuschreiben; insbesondere werden hier die Angaben bezüglich der Bereitstellung der Anlage und der Umgebungskomponenten sowie der Aufnahme und Beendigung des Betriebs ergänzt. In Sonstige Einsatzinformationen sind all diejenigen Besonderheiten festzuhalten, die die Installation und Konfiguration betreffen. Die vorliegende Schnittstellenbeschreibung gibt Anhaltspunkte für die Detaillierung der Informationen zum Anwendungshandbuch.</text:p>
      <text:p text:style-name="P15"/>
      <text:p text:style-name="P3"/>
      <text:p text:style-name="P2">SW-Feinentwurf</text:p>
      <text:p text:style-name="P3"/>
      <text:p text:style-name="P3">Die Ausgangsbasis für diese Aktivität bilden die SW-Architektur und die Schnittstellenbeschreibung. Dort sind alle Informationen festgehalten, die erforderlich sind, um die Leistung eines SW-Moduls in Anspruch nehmen zu können. Die Vorgaben und Details für die Realisierung jedes SW-Moduls, jeder SW-Komponente und jeder Datenbank müssen festgelegt werden. Auf dieser Grundlage müssen sodann Betriebsmittel- und Zeitbedarf der einzelnen Architekturelemente und der gesamten SW-Einheit ermittelt werden, welche den diesbezüglichen Anforderungen Rechnung zu tragen haben.</text:p>
      <text:p text:style-name="P3"/>
      <text:p text:style-name="P3">Weiter sind die Betriebsinformationen um entwurfsbezogene Details zu ergänzen.</text:p>
      <text:p text:style-name="P3"/>
      <text:p text:style-name="P3"/>
      <text:p text:style-name="P2">1 SW-Komponente/-Modul/Datenbank beschreiben</text:p>
      <text:p text:style-name="P2"/>
      <text:p text:style-name="P2">Abwicklung</text:p>
      <text:p text:style-name="P3">Gegenstand dieser Aktivität ist die softwaretechnische Realisierung der SW-Komponenten, SW-Module und Datenbanken. Die Konstruktion jedes SW-Moduls und jeder SW-Komponente bis auf die Ebene einer <text:soft-page-break/>Programmiervorgabe muß beschrieben werden. Jede Datenbank ist bis auf ihre elementaren Bestandteile (Daten und Attribute) festzulegen.</text:p>
      <text:p text:style-name="P3"/>
      <text:p text:style-name="P3">Die Betriebsinformationen sind hier um entwurfsbezogene Details zu ergänzen. Die SW-Architektur und der SW-Entwurf bieten Anhaltspunkte für die weitere Bearbeitung der Betriebsinformationen.</text:p>
      <text:p text:style-name="P3"/>
      <text:p text:style-name="P2">a) SW-Komponente/SW-Modul beschreiben:</text:p>
      <text:p text:style-name="P3">Die SW-Komponenten und SW-Module müssen hinsichtlich ihrer Umgebung, der Realisierung ihrer Funktionalität, der Datenhaltung, Ausnahme- und Fehlerbehandlung, usw. spezifiziert und bis hin zu einer Programmiervorgabe formuliert werden.</text:p>
      <text:p text:style-name="P3"/>
      <text:p text:style-name="P2">b) Datenbank beschreiben:</text:p>
      <text:p text:style-name="P3">Vor dem Hintergrund des DB-Entwurfs in der SW-Architektur und abhängig von Zugriffshäufigkeiten müssen die Datenbanken hinsichtlich ihres Schemas bis hinunter auf Datenelementebene spezifiziert werden. Dabei ist jede Datenhaltung entsprechend ihrer typspezifischen Ausprägung detailliert zu beschreiben. Für Filesysteme werden dementsprechend die Satzaufbauten und die darin enthaltenen Datenelemente festgelegt. Bei hierarchischen Datenbanken werden die DB-Segmente, die darin enthaltenen Datenelemente und die DB-Segmenthierarchien definiert. Bei relationalen Datenbanken werden Tabellen, gegebenenfalls Views und die darin enthaltenen Datenelemente (u. a. auch die Fremdschlüssel) definiert. Ferner sind die Integritätsbedingungen festzulegen.</text:p>
      <text:p text:style-name="P3"/>
      <text:p text:style-name="P2">Datenkatalog erstellen:</text:p>
      <text:p text:style-name="P3">Die in der SW-Einheit benutzten Daten sind im Datenkatalog aufzunehmen. Die Eingangsinformationen für den Datenkatalog liefern die DB-bezogenen Informationen in der SW-Architektur und im SW-Entwurf. Im Datenkatalog sind implementierungsabhängige Informationen, wie Bezeichner, Datentyp, Datenformat, Lebensdauer, Zugriffsart, Zugriffs- und Entstehungszeiten und -frequenzen, Zuordnung zu Datenbanken, Speicherart, Speicherplatzbedarf usw. festzuhalten.</text:p>
      <text:p text:style-name="P3"/>
      <text:p text:style-name="P3">Da der Datenkatalog ein projektumfassendes Produkt ist, wird durch QS lediglich die Qualität der neu hinzugefügten Inhalte geprüft. Der Datenkatalog darf den Zustand „akzeptiert“ nur erreichen, wenn die zentrale Datenadministration zustimmt (Aktivität KM 4.1 „Daten administrieren“).</text:p>
      <text:p text:style-name="P3"/>
      <text:p text:style-name="P2">Betriebsinformationen ergänzen:</text:p>
      <text:p text:style-name="P3">Die Beschreibungen der SW-Module, SW-Komponenten und Datenbanken liefern die entwurfsbezogenen Angaben zur weiteren Vervollständigung der Betriebsinformationen. Auf dieser Basis sind die genauen Angaben zu Anwendung und Betrieb und zu Fehlerfällen bei Nutzung der Anwenderfunktionen (Informationen zum Anwendungshandbuch), zu den Diagnosemöglichkeiten und -maßnahmen (Informationen zum Diagnosehandbuch), zu Initialisierung, Beendigung und Überwachung des Betriebs (Informationen zum Betriebshandbuch) und zu Installation und Datenübernahme (Sonstige Einsatzinformationen) zu erstellen.</text:p>
      <text:p text:style-name="P3"/>
      <text:p text:style-name="P3"/>
      <text:p text:style-name="P2">2 Betriebsmittel- und Zeitbedarf analysieren</text:p>
      <text:p text:style-name="P3"/>
      <text:p text:style-name="P2">Abwicklung</text:p>
      <text:p text:style-name="P2"/>
      <text:p text:style-name="P3">Hier erfolgt die Ermittlung und die Überprüfung des errechneten Bedarfs auf seine Realisierbarkeit. Auf der Basis der SW-Architektur und der SW-Komponenten-/SW-Modul- und Datenbankbeschreibung erfolgt die Ermittlung von benötigten Betriebsmitteln und des Zeitbedarfs. Die ermittelten Leistungsmerkmale sollten gegenüber den in den Technischen Anforderungen festgehaltenen Eigenschaften der SW-Einheit noch genügend Spielraum aufweisen, um spätere Pflege- und Änderungsmaßnahmen<text:alphabetical-index-mark text:string-value="Software-Pflege und -Änderung"/> ohne Redesign ausführen zu können. Ist dieser Spielraum nicht gegeben, so hat an dieser Stelle eine genaue Überprüfung der Realisierungsentscheidungen zu erfolge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margin-left="0cm" fo:margin-right="0cm" fo:orphans="2" fo:widows="2" fo:text-indent="0cm" style:auto-text-indent="false" style:text-autospace="none" style:punctuation-wrap="hanging" style:vertical-align="auto"/>
      <style:text-properties fo:font-size="11pt" fo:language="de" fo:country="DE"/>
    </style:style>
    <style:style style:name="Heading_20_1" style:display-name="Heading 1" style:family="paragraph" style:parent-style-name="Normal" style:next-style-name="a" style:default-outline-level="1" style:class="text">
      <style:paragraph-properties fo:margin-left="0cm" fo:margin-right="0cm" fo:margin-top="0.635cm" fo:margin-bottom="0.106cm" fo:orphans="2" fo:widows="2" fo:text-indent="0cm" style:auto-text-indent="false" fo:keep-with-next="always"/>
      <style:text-properties fo:font-size="18pt" fo:font-weight="bold" style:letter-kerning="true"/>
    </style:style>
    <style:style style:name="a" style:family="paragraph" style:parent-style-name="Normal">
      <style:paragraph-properties fo:margin-left="0cm" fo:margin-right="0cm" fo:margin-top="0.106cm" fo:margin-bottom="0.106cm" fo:text-align="justify" style:justify-single-word="false" fo:orphans="2" fo:widows="2" fo:text-indent="0cm" style:auto-text-indent="false"/>
    </style:style>
    <style:style style:name="Heading_20_2" style:display-name="Heading 2" style:family="paragraph" style:parent-style-name="Heading_20_1" style:next-style-name="a" style:default-outline-level="2" style:list-style-name="" style:class="text">
      <style:paragraph-properties fo:margin-left="0cm" fo:margin-right="0cm" fo:margin-top="0.494cm" fo:margin-bottom="0.106cm" fo:keep-together="always" fo:orphans="2" fo:widows="2" fo:text-indent="0cm" style:auto-text-indent="false"/>
      <style:text-properties fo:font-size="14pt"/>
    </style:style>
    <style:style style:name="Heading_20_3" style:display-name="Heading 3" style:family="paragraph" style:parent-style-name="Heading_20_2" style:next-style-name="a" style:default-outline-level="3" style:class="text">
      <style:paragraph-properties fo:margin-left="0cm" fo:margin-right="0cm" fo:margin-top="0.423cm" fo:margin-bottom="0.106cm" fo:orphans="2" fo:widows="2" fo:text-indent="0cm" style:auto-text-indent="false"/>
      <style:text-properties fo:font-size="12pt"/>
    </style:style>
    <style:style style:name="akt_3a_t1" style:display-name="akt:t1" style:family="paragraph" style:parent-style-name="Heading_20_3" style:next-style-name="a">
      <style:paragraph-properties fo:margin-left="0cm" fo:margin-right="0cm" fo:orphans="2" fo:widows="2" fo:text-indent="0cm" style:auto-text-indent="false"/>
    </style:style>
    <style:style style:name="akt_3a_i" style:display-name="akt:i" style:family="paragraph">
      <style:paragraph-properties fo:margin-left="0cm" fo:margin-right="0cm" fo:margin-top="0.106cm" fo:margin-bottom="0.106cm" fo:orphans="2" fo:widows="2" fo:text-indent="0cm" style:auto-text-indent="false" style:text-autospace="none" style:punctuation-wrap="hanging" style:vertical-align="auto"/>
      <style:text-properties fo:font-size="11pt" fo:language="de" fo:country="DE"/>
    </style:style>
    <style:style style:name="akt_3a_t" style:display-name="akt:t" style:family="paragraph">
      <style:paragraph-properties fo:margin-left="0cm" fo:margin-right="0cm" fo:margin-top="0.423cm" fo:margin-bottom="0.212cm" fo:keep-together="always" fo:orphans="2" fo:widows="2" fo:text-indent="0cm" style:auto-text-indent="false" fo:keep-with-next="always" style:text-autospace="none" style:punctuation-wrap="hanging" style:vertical-align="auto"/>
      <style:text-properties fo:font-size="12pt" fo:language="de" fo:country="DE" fo:font-style="italic"/>
    </style:style>
    <style:style style:name="akt_3a_it" style:display-name="akt:it" style:family="paragraph" style:parent-style-name="akt_3a_i">
      <style:paragraph-properties fo:margin-left="0cm" fo:margin-right="0cm" fo:margin-top="0.318cm" fo:margin-bottom="0.106cm" fo:orphans="2" fo:widows="2" fo:text-indent="0cm" style:auto-text-indent="false" fo:keep-with-next="always"/>
      <style:text-properties fo:font-style="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Normal">
      <style:paragraph-properties fo:margin-left="0.6cm" fo:margin-right="0cm" fo:orphans="2" fo:widows="2" fo:text-indent="-0.6cm" style:auto-text-indent="false"/>
      <style:text-properties fo:font-size="10pt"/>
    </style:style>
    <style:style style:name="Heading_20_4" style:display-name="Heading 4" style:family="paragraph" style:parent-style-name="Heading_20_3" style:next-style-name="a" style:default-outline-level="4" style:class="text">
      <style:paragraph-properties fo:margin-left="0cm" fo:margin-right="0cm" fo:orphans="2" fo:widows="2" fo:text-indent="0cm" style:auto-text-indent="false"/>
      <style:text-properties fo:font-style="italic"/>
    </style:style>
    <style:style style:name="akt_3a_t2" style:display-name="akt:t2" style:family="paragraph" style:parent-style-name="Heading_20_4">
      <style:paragraph-properties fo:margin-left="0cm" fo:margin-right="0cm" fo:orphans="2" fo:widows="2" fo:text-indent="0cm" style:auto-text-indent="false"/>
    </style:style>
    <style:style style:name="le_3a_akt" style:display-name="le:akt" style:family="paragraph" style:parent-style-name="akt_3a_i">
      <style:paragraph-properties fo:margin-left="0.6cm" fo:margin-right="0cm" fo:orphans="2" fo:widows="2" fo:text-indent="-0.6cm" style:auto-text-indent="false"/>
    </style:style>
    <style:style style:name="le_3a_akt1" style:display-name="le:akt1" style:family="paragraph" style:parent-style-name="le_3a_akt">
      <style:paragraph-properties fo:margin-left="1.199cm" fo:margin-right="0cm" fo:margin-top="0.053cm" fo:margin-bottom="0.053cm" fo:orphans="2" fo:widows="2" fo:text-indent="-0.6cm" style:auto-text-indent="false"/>
    </style:style>
    <style:style style:name="le_3a_akt1_3a_eng" style:display-name="le:akt1:eng" style:family="paragraph" style:parent-style-name="le_3a_akt1">
      <style:paragraph-properties fo:margin-left="1.199cm" fo:margin-right="0cm" fo:margin-top="0cm" fo:margin-bottom="0cm" fo:orphans="2" fo:widows="2" fo:text-indent="-0.6cm" style:auto-text-indent="false"/>
    </style:style>
    <style:style style:name="akt_3a_i1" style:display-name="akt:i1" style:family="paragraph" style:parent-style-name="akt_3a_i">
      <style:paragraph-properties fo:margin-left="0.6cm" fo:margin-right="0cm" fo:orphans="2" fo:widows="2"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7M16S</meta:editing-duration>
    <meta:editing-cycles>27</meta:editing-cycles>
    <meta:generator>OpenOffice.org/3.3$Win32 OpenOffice.org_project/330m20$Build-9567</meta:generator>
    <dc:date>2012-06-10T18:59:02.72</dc:date>
    <dc:creator>rd rd</dc:creator>
    <meta:document-statistic meta:table-count="0" meta:image-count="0" meta:object-count="2" meta:page-count="9" meta:paragraph-count="154" meta:word-count="3238" meta:character-count="28264"/>
    <meta:user-defined meta:name="Info 1"/>
    <meta:user-defined meta:name="Info 2"/>
    <meta:user-defined meta:name="Info 3"/>
    <meta:user-defined meta:name="Info 4"/>
  </office:meta>
</office:document-meta>
</file>